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faa" officeooo:paragraph-rsid="00031faa"/>
    </style:style>
    <style:style style:name="P2" style:family="paragraph" style:parent-style-name="Standard" style:list-style-name="L1">
      <style:text-properties officeooo:rsid="00031faa" officeooo:paragraph-rsid="00031faa"/>
    </style:style>
    <style:style style:name="P3" style:family="paragraph" style:parent-style-name="Standard" style:list-style-name="L1">
      <style:text-properties officeooo:paragraph-rsid="00031faa"/>
    </style:style>
    <style:style style:name="P4" style:family="paragraph" style:parent-style-name="Standard" style:list-style-name="L1">
      <style:text-properties officeooo:rsid="0006a479" officeooo:paragraph-rsid="0006a479"/>
    </style:style>
    <style:style style:name="P5" style:family="paragraph" style:parent-style-name="Standard" style:list-style-name="L1">
      <style:text-properties officeooo:rsid="0007da1c" officeooo:paragraph-rsid="0007da1c"/>
    </style:style>
    <style:style style:name="P6" style:family="paragraph" style:parent-style-name="Standard">
      <style:text-properties fo:font-weight="bold" officeooo:rsid="00031faa" officeooo:paragraph-rsid="00031faa" style:font-weight-asian="bold" style:font-weight-complex="bold"/>
    </style:style>
    <style:style style:name="T1" style:family="text">
      <style:text-properties officeooo:rsid="00031faa"/>
    </style:style>
    <style:style style:name="T2" style:family="text">
      <style:text-properties officeooo:rsid="0004a688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TS Web Architecture and Helmet Computer Software Integration</text:p>
      <text:p text:style-name="P1"/>
      <text:list xml:id="list4784706517962378226" text:style-name="L1">
        <text:list-item>
          <text:p text:style-name="P2">Setup of Linux OS on Linode share</text:p>
        </text:list-item>
        <text:list-item>
          <text:p text:style-name="P3"><text:span text:style-name="T1">Installation of Web Software on Linode share (LS)</text:span></text:p>
          <text:list>
            <text:list-item>
              <text:p text:style-name="P3"><text:span text:style-name="T1">Apache Web Server</text:span></text:p>
              <text:list>
                <text:list-item>
                  <text:p text:style-name="P2">PHP language installed and activated.</text:p>
                </text:list-item>
              </text:list>
            </text:list-item>
            <text:list-item>
              <text:p text:style-name="P5">WordPress Installation</text:p>
              <text:list>
                <text:list-item>
                  <text:p text:style-name="P5">customization to create more homepage-like user experience while allowing for us to easily add or delete content on short notice</text:p>
                </text:list-item>
                <text:list-item>
                  <text:p text:style-name="P5">Custom artwork, logos, effects, etc.. must be created and added to WP blog. This may well be a back-and-forth process with ill-defined time requirements.</text:p>
                  <text:p text:style-name="P2"/>
                </text:list-item>
              </text:list>
            </text:list-item>
          </text:list>
        </text:list-item>
        <text:list-item>
          <text:p text:style-name="P2">mySQL Database installed and configured on Linode server (LS)</text:p>
          <text:list>
            <text:list-item>
              <text:p text:style-name="P2">mySQL database designed and diagrammed (Entity Relationship Diagram – ERD)</text:p>
              <text:list>
                <text:list-item>
                  <text:p text:style-name="P2">Tables Needed (minimum)</text:p>
                  <text:list>
                    <text:list-item>
                      <text:p text:style-name="P2">Players (location, speed, acceleration, mass, height)</text:p>
                    </text:list-item>
                    <text:list-item>
                      <text:p text:style-name="P2">Users <text:span text:style-name="T2">have </text:span>the usual user attributes plus user privilege level: Guest(free), Fan, Fan Premium, Admin.</text:p>
                    </text:list-item>
                    <text:list-item>
                      <text:p text:style-name="P4">Teams (lists of player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Firewall software</text:p>
          <text:list>
            <text:list-item>
              <text:p text:style-name="P5">Closed to everything from the outside except the one link to the public webserver and an SSH server for remote administra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00:30:56.441717666</meta:creation-date>
    <dc:date>2016-07-09T02:44:20.603001606</dc:date>
    <meta:editing-duration>PT1H18M40S</meta:editing-duration>
    <meta:editing-cycles>5</meta:editing-cycles>
    <meta:generator>LibreOffice/5.0.5.2$Linux_X86_64 LibreOffice_project/00m0$Build-2</meta:generator>
    <meta:document-statistic meta:table-count="0" meta:image-count="0" meta:object-count="0" meta:page-count="1" meta:paragraph-count="16" meta:word-count="161" meta:character-count="1026" meta:non-whitespace-character-count="883"/>
  </office:meta>
</office:document-meta>
</file>